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o(349),</text:p>
      <text:p text:style-name="P1">el(1056),</text:p>
      <text:p text:style-name="P1">vuestro(2),</text:p>
      <text:p text:style-name="P1">este(55),</text:p>
      <text:p text:style-name="P1">su(35),</text:p>
      <text:p text:style-name="P1">mucho(52),</text:p>
      <text:p text:style-name="P1">otro(30),</text:p>
      <text:p text:style-name="P1">todo(70),</text:p>
      <text:p text:style-name="P1">ese(61),</text:p>
      <text:p text:style-name="P1">varios(4),</text:p>
      <text:p text:style-name="P1">bastante(5),</text:p>
      <text:p text:style-name="P1">poco(9),</text:p>
      <text:p text:style-name="P1">qué(68),</text:p>
      <text:p text:style-name="P1">tu(31),</text:p>
      <text:p text:style-name="P1">mi(29),</text:p>
      <text:p text:style-name="P1">tal(12),</text:p>
      <text:p text:style-name="P1">aquel(3),</text:p>
      <text:p text:style-name="P1">alguno(10),</text:p>
      <text:p text:style-name="P1">tanto(3),</text:p>
      <text:p text:style-name="P1">cada(8),</text:p>
      <text:p text:style-name="P1">cualquiera(3),</text:p>
      <text:p text:style-name="P1">nuestro(3),</text:p>
      <text:p text:style-name="P1">cuánto(12),</text:p>
      <text:p text:style-name="P1">ninguno(4),</text:p>
      <text:p text:style-name="P1">demasiado(1),</text:p>
      <text:p text:style-name="P2"><text:span text:style-name="T1">demás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20:51</meta:creation-date>
    <meta:document-statistic meta:table-count="0" meta:image-count="0" meta:object-count="0" meta:page-count="1" meta:paragraph-count="26" meta:word-count="26" meta:character-count="246"/>
    <dc:date>2016-05-31T20:27:31</dc:date>
    <meta:editing-duration>PT6M40S</meta:editing-duration>
    <meta:editing-cycles>1</meta:editing-cycles>
    <meta:generator>OpenOffice.org/3.4$Unix OpenOffice.org_project/340m1$Build-9590</meta:generator>
  </office:meta>
</office:document-meta>
</file>